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3pt" fo:font-weight="bold" officeooo:rsid="000dcdfb" officeooo:paragraph-rsid="000285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3pt" fo:font-weight="bold" officeooo:rsid="000d0577" officeooo:paragraph-rsid="0002850b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c3fc2" officeooo:paragraph-rsid="000bbcc6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0pt" fo:language="es" fo:country="ES" fo:font-weight="normal" officeooo:rsid="000bbcc6" officeooo:paragraph-rsid="000bbcc6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0pt" fo:language="es" fo:country="ES" fo:font-weight="normal" officeooo:rsid="0008ff60" officeooo:paragraph-rsid="0008ff60" style:font-size-asian="10pt" style:font-weight-asian="normal" style:font-size-complex="10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style:font-name="DejaVu Sans" fo:font-size="13pt" fo:language="es" fo:country="ES" fo:font-weight="bold" officeooo:rsid="0014114f" officeooo:paragraph-rsid="0005515f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style:font-name="Liberation Mono" fo:font-size="10pt" fo:font-weight="normal" officeooo:rsid="000c8d61" officeooo:paragraph-rsid="0004719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3pt" fo:font-weight="bold" officeooo:rsid="00129761" officeooo:paragraph-rsid="0012976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c3fc2" officeooo:paragraph-rsid="000bbcc6" style:font-size-asian="13pt" style:font-weight-asian="bold" style:font-size-complex="13pt" style:font-weight-complex="bold"/>
    </style:style>
    <style:style style:name="P10" style:family="paragraph" style:parent-style-name="Preformatted_20_Text">
      <style:text-properties style:font-name="Liberation Mono" fo:font-size="10pt" fo:font-weight="normal" officeooo:rsid="0015cbd5" officeooo:paragraph-rsid="00132608" style:font-size-asian="10pt" style:font-weight-asian="normal" style:font-size-complex="10pt" style:font-weight-complex="normal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Mono" fo:font-size="10pt" fo:language="es" fo:country="ES" fo:font-weight="normal" officeooo:rsid="0008ff60" officeooo:paragraph-rsid="0005515f" style:font-size-asian="10pt" style:font-weight-asian="normal" style:font-size-complex="10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Mono" fo:font-size="10pt" fo:language="es" fo:country="ES" fo:font-weight="normal" officeooo:rsid="0014671b" officeooo:paragraph-rsid="0014671b" style:font-size-asian="10pt" style:font-weight-asian="normal" style:font-size-complex="10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fo:language="es" fo:country="ES" fo:font-weight="normal" officeooo:rsid="0017560e" officeooo:paragraph-rsid="0017560e" style:font-size-asian="10pt" style:font-weight-asian="normal" style:font-size-complex="10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fo:language="es" fo:country="ES" fo:font-weight="normal" officeooo:rsid="0017b17b" officeooo:paragraph-rsid="0017b17b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officeooo:rsid="0015cbd5" officeooo:paragraph-rsid="00132608"/>
    </style:style>
    <style:style style:name="T1" style:family="text">
      <style:text-properties officeooo:rsid="001a08cb"/>
    </style:style>
    <style:style style:name="T2" style:family="text">
      <style:text-properties officeooo:rsid="00193510"/>
    </style:style>
    <style:style style:name="T3" style:family="text">
      <style:text-properties officeooo:rsid="0019cb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trenamiento de redes neuronales</text:p>
      <text:p text:style-name="P2"/>
      <text:p text:style-name="P2">Código</text:p>
      <text:p text:style-name="P1"/>
      <text:p text:style-name="P15">from scipy.io import loadmat</text:p>
      <text:p text:style-name="P15">import numpy as np</text:p>
      <text:p text:style-name="P15">import matplotlib.pyplot as plt</text:p>
      <text:p text:style-name="P15">import scipy.optimize as opt</text:p>
      <text:p text:style-name="P15"/>
      <text:p text:style-name="P15">data = loadmat('p4/ex4data1.mat')</text:p>
      <text:p text:style-name="P15">y = data['y']</text:p>
      <text:p text:style-name="P15">X = data['X']</text:p>
      <text:p text:style-name="P15"/>
      <text:p text:style-name="P15">weights = loadmat('p4/ex4weights.mat')</text:p>
      <text:p text:style-name="P15">theta1, theta2 = weights['Theta1'], weights['Theta2']</text:p>
      <text:p text:style-name="P15"/>
      <text:p text:style-name="P15">X_new = np.ones((5000, 401))</text:p>
      <text:p text:style-name="P15">X_new[:, 1:] = X</text:p>
      <text:p text:style-name="P15">size = len(y)</text:p>
      <text:p text:style-name="P15"/>
      <text:p text:style-name="P15">def sigmoid(x):</text:p>
      <text:p text:style-name="P15"><text:s text:c="4"/>return 1.0 / (1.0 + np.exp(-x))</text:p>
      <text:p text:style-name="P15"/>
      <text:p text:style-name="P15">def derivative(x):</text:p>
      <text:p text:style-name="P15"><text:s text:c="4"/>return sigmoid(x) * (1 - sigmoid(x))</text:p>
      <text:p text:style-name="P15"/>
      <text:p text:style-name="P15">def initializeWeights(LIn, LOut):</text:p>
      <text:p text:style-name="P15"><text:s text:c="4"/>weights = np.random.uniform(low=-0.12, high=0.12, size=(LOut, 1 + LIn))</text:p>
      <text:p text:style-name="P15"><text:s text:c="4"/>return weights</text:p>
      <text:p text:style-name="P15"/>
      <text:p text:style-name="P15">def displayData(X):</text:p>
      <text:p text:style-name="P15"><text:s text:c="4"/>num_plots = int(np.size(X, 0)**.5)</text:p>
      <text:p text:style-name="P15"><text:s text:c="4"/>fig, ax = plt.subplots(num_plots, num_plots, sharex=True, sharey=True)</text:p>
      <text:p text:style-name="P15"><text:s text:c="4"/>plt.subplots_adjust(left=0, wspace=0, hspace=0)</text:p>
      <text:p text:style-name="P15"><text:s text:c="4"/>img_num = 0</text:p>
      <text:p text:style-name="P15"><text:s text:c="4"/>for i in range(num_plots):</text:p>
      <text:p text:style-name="P15"><text:s text:c="8"/>for j in range(num_plots):</text:p>
      <text:p text:style-name="P15"><text:s text:c="12"/># Convert column vector into 20x20 pixel matrix</text:p>
      <text:p text:style-name="P15"><text:s text:c="12"/># transpose</text:p>
      <text:p text:style-name="P15"><text:s text:c="12"/>img = X[img_num, :].reshape(20, 20).T</text:p>
      <text:p text:style-name="P15"><text:s text:c="12"/>ax[i][j].imshow(img, cmap='Greys')</text:p>
      <text:p text:style-name="P15"><text:s text:c="12"/>ax[i][j].set_axis_off()</text:p>
      <text:p text:style-name="P15"><text:s text:c="12"/>img_num += 1</text:p>
      <text:p text:style-name="P15"/>
      <text:p text:style-name="P15"><text:s text:c="4"/>return (fig, ax)</text:p>
      <text:p text:style-name="P15"/>
      <text:p text:style-name="P15">def displayImage(im):</text:p>
      <text:p text:style-name="P15"><text:s text:c="4"/>fig2, ax2 = plt.subplots()</text:p>
      <text:p text:style-name="P15"><text:s text:c="4"/>image = im.reshape(20, 20).T</text:p>
      <text:p text:style-name="P15"><text:s text:c="4"/>ax2.imshow(image, cmap='gray')</text:p>
      <text:p text:style-name="P15"><text:s text:c="4"/>return (fig2, ax2)</text:p>
      <text:p text:style-name="P15"/>
      <text:p text:style-name="P15">sample = np.random.choice(X.shape[0], 100)</text:p>
      <text:p text:style-name="P15">displayData(X[sample, :])</text:p>
      <text:p text:style-name="P15"/>
      <text:p text:style-name="P15">def encodeLabels(num_labels, labels):</text:p>
      <text:p text:style-name="P15"><text:s text:c="4"/>labels = np.array(labels)</text:p>
      <text:p text:style-name="P15"><text:s text:c="4"/>oneHot = np.zeros((labels.shape[0], num_labels))</text:p>
      <text:p text:style-name="P15"><text:soft-page-break/><text:s text:c="4"/>for i in range(labels.shape[0]):</text:p>
      <text:p text:style-name="P15"><text:s text:c="8"/>labels[i] = (labels[i] - 1) % 10</text:p>
      <text:p text:style-name="P15"><text:s text:c="8"/>if labels[i] == 10:</text:p>
      <text:p text:style-name="P15"><text:s text:c="12"/>oneHot[i][0] = 1</text:p>
      <text:p text:style-name="P15"><text:s text:c="8"/>else:</text:p>
      <text:p text:style-name="P15"><text:s text:c="12"/>oneHot[i][labels[i]] = 1</text:p>
      <text:p text:style-name="P15"><text:s text:c="4"/>return oneHot</text:p>
      <text:p text:style-name="P15"/>
      <text:p text:style-name="P15">def encodeLabelsForGradientChecking(num_labels, labels):</text:p>
      <text:p text:style-name="P15"><text:s text:c="4"/>labels = np.array(labels)</text:p>
      <text:p text:style-name="P15"><text:s text:c="4"/>oneHot = np.zeros((labels.shape[0], num_labels))</text:p>
      <text:p text:style-name="P15"><text:s text:c="4"/>for i in range(labels.shape[0]):</text:p>
      <text:p text:style-name="P15"><text:s text:c="8"/>if labels[i] == 10:</text:p>
      <text:p text:style-name="P15"><text:s text:c="12"/>oneHot[i][0] = 1</text:p>
      <text:p text:style-name="P15"><text:s text:c="8"/>else:</text:p>
      <text:p text:style-name="P15"><text:s text:c="12"/>oneHot[i][labels[i]] = 1</text:p>
      <text:p text:style-name="P15"><text:s text:c="4"/>return oneHot</text:p>
      <text:p text:style-name="P15"/>
      <text:p text:style-name="P15">params_rn = np.concatenate((theta1, theta2), axis=None)</text:p>
      <text:p text:style-name="P15"/>
      <text:p text:style-name="P15">def backprop(params_rn, num_entradas, num_ocultas, num_etiquetas, X, y, lambda_reg):</text:p>
      <text:p text:style-name="P15"><text:s text:c="4"/>theta1 = np.reshape(params_rn[:num_ocultas*(num_entradas + 1)], (num_ocultas, (num_entradas + 1)))</text:p>
      <text:p text:style-name="P15"><text:s text:c="4"/>theta2 = np.reshape(params_rn[num_ocultas*(num_entradas + 1):], (num_etiquetas, (num_ocultas + 1)))</text:p>
      <text:p text:style-name="P15"><text:s text:c="4"/>m = X.shape[0]</text:p>
      <text:p text:style-name="P15"><text:s text:c="4"/>y = encodeLabels(num_etiquetas, y)</text:p>
      <text:p text:style-name="P15"><text:s text:c="4"/>a2 = sigmoid(X.dot(theta1.T))</text:p>
      <text:p text:style-name="P15"><text:s text:c="4"/>a2_new = np.ones((a2.shape[0], a2.shape[1]+1))</text:p>
      <text:p text:style-name="P15"><text:s text:c="4"/>a2_new[:, 1:] = a2</text:p>
      <text:p text:style-name="P15"><text:s text:c="4"/>a3 = sigmoid(a2_new.dot(theta2.T))</text:p>
      <text:p text:style-name="P15"><text:s text:c="4"/>J = (1.0/m) * np.sum(np.sum((-y * np.log(a3)) - ((1 - y) * np.log(1 - a3))))</text:p>
      <text:p text:style-name="P15"><text:s text:c="4"/>regularization = (np.sum(np.sum(np.square(theta1[:,1:]))) + np.sum(np.sum(np.square(theta2[:,1:])))) * (float(lambda_reg)/(2*m));</text:p>
      <text:p text:style-name="P15"><text:s text:c="4"/>J = J + regularization</text:p>
      <text:p text:style-name="P15"/>
      <text:p text:style-name="P15"><text:s text:c="4"/>theta1Gradient = np.zeros(theta1.shape)</text:p>
      <text:p text:style-name="P15"><text:s text:c="4"/>theta2Gradient = np.zeros(theta2.shape)</text:p>
      <text:p text:style-name="P15"/>
      <text:p text:style-name="P15"><text:s text:c="4"/>z2 = X.dot(theta1.T)</text:p>
      <text:p text:style-name="P15"><text:s text:c="4"/>a2 = np.hstack((np.ones((z2.shape[0], 1)), sigmoid(z2)))</text:p>
      <text:p text:style-name="P15"/>
      <text:p text:style-name="P15"><text:s text:c="4"/>z3 = a2.dot(theta2.T)</text:p>
      <text:p text:style-name="P15"><text:s text:c="4"/>a3 = sigmoid(z3)</text:p>
      <text:p text:style-name="P15"/>
      <text:p text:style-name="P15"><text:s text:c="4"/>delta3 = a3 - y</text:p>
      <text:p text:style-name="P15"/>
      <text:p text:style-name="P15"><text:s text:c="4"/>delta2 = (theta2.T.dot(delta3.T)).T * np.hstack((np.ones((z2.shape[0], 1)), derivative(z2)))</text:p>
      <text:p text:style-name="P15"><text:s text:c="4"/>delta2 = delta2[:, 1:]</text:p>
      <text:p text:style-name="P15"/>
      <text:p text:style-name="P15"><text:s text:c="4"/>theta1Gradient = theta1Gradient + delta2.T.dot(X)</text:p>
      <text:p text:style-name="P15"><text:s text:c="4"/>theta2Gradient = theta2Gradient + delta3.T.dot(a2)</text:p>
      <text:p text:style-name="P15"/>
      <text:p text:style-name="P15"><text:s text:c="4"/>theta1Gradient = (1/float(m)) * theta1Gradient</text:p>
      <text:p text:style-name="P15"><text:s text:c="4"/>theta2Gradient = (1/float(m)) * theta2Gradient</text:p>
      <text:p text:style-name="P15"/>
      <text:p text:style-name="P15"><text:soft-page-break/><text:s text:c="4"/>theta1Gradient[:, 1:] = theta1Gradient[:, 1:] + (float(lambda_reg)/m)*theta1[:, 1:]</text:p>
      <text:p text:style-name="P15"><text:s text:c="4"/>theta2Gradient[:, 1:] = theta2Gradient[:, 1:] + (float(lambda_reg)/m)*theta2[:, 1:]</text:p>
      <text:p text:style-name="P15"/>
      <text:p text:style-name="P15"><text:s text:c="4"/>gradients = np.concatenate((theta1Gradient, theta2Gradient), axis=None)</text:p>
      <text:p text:style-name="P15"/>
      <text:p text:style-name="P15"><text:s text:c="4"/>return J, gradients</text:p>
      <text:p text:style-name="P15"/>
      <text:p text:style-name="P15">def backpropforGradientChecking(params_rn, num_entradas, num_ocultas, num_etiquetas, X, y, lambda_reg):</text:p>
      <text:p text:style-name="P15"><text:s text:c="4"/>theta1 = np.reshape(params_rn[:num_ocultas*(num_entradas + 1)], (num_ocultas, (num_entradas + 1)))</text:p>
      <text:p text:style-name="P15"><text:s text:c="4"/>theta2 = np.reshape(params_rn[num_ocultas*(num_entradas + 1):], (num_etiquetas, (num_ocultas + 1)))</text:p>
      <text:p text:style-name="P15"><text:s text:c="4"/>m = X.shape[0]</text:p>
      <text:p text:style-name="P15"><text:s text:c="4"/>y = encodeLabelsForGradientChecking(num_etiquetas, y)</text:p>
      <text:p text:style-name="P15"><text:s text:c="4"/>X_new = np.ones((X.shape[0], X.shape[1]+1))</text:p>
      <text:p text:style-name="P15"><text:s text:c="4"/>X_new[:, 1:] = X</text:p>
      <text:p text:style-name="P15"><text:s text:c="4"/>a2 = sigmoid(X_new.dot(theta1.T))</text:p>
      <text:p text:style-name="P15"><text:s text:c="4"/>a2_new = np.ones((a2.shape[0], a2.shape[1]+1))</text:p>
      <text:p text:style-name="P15"><text:s text:c="4"/>a2_new[:, 1:] = a2</text:p>
      <text:p text:style-name="P15"><text:s text:c="4"/>a3 = sigmoid(a2_new.dot(theta2.T))</text:p>
      <text:p text:style-name="P15"><text:s text:c="4"/>J = (1.0/m) * np.sum(np.sum((-y * np.log(a3)) - ((1 - y) * np.log(1 - a3))))</text:p>
      <text:p text:style-name="P15"><text:s text:c="4"/>regularization = (np.sum(np.sum(np.square(theta1[:,1:]))) + np.sum(np.sum(np.square(theta2[:,1:])))) * (float(lambda_reg)/(2*m));</text:p>
      <text:p text:style-name="P15"><text:s text:c="4"/>J = J + regularization</text:p>
      <text:p text:style-name="P15"/>
      <text:p text:style-name="P15"><text:s text:c="4"/>theta1Gradient = np.zeros(theta1.shape)</text:p>
      <text:p text:style-name="P15"><text:s text:c="4"/>theta2Gradient = np.zeros(theta2.shape)</text:p>
      <text:p text:style-name="P15"/>
      <text:p text:style-name="P15"><text:s text:c="4"/>z2 = X_new.dot(theta1.T)</text:p>
      <text:p text:style-name="P15"><text:s text:c="4"/>a2 = np.hstack((np.ones((z2.shape[0], 1)), sigmoid(z2)))</text:p>
      <text:p text:style-name="P15"/>
      <text:p text:style-name="P15"><text:s text:c="4"/>z3 = a2.dot(theta2.T)</text:p>
      <text:p text:style-name="P15"><text:s text:c="4"/>a3 = sigmoid(z3)</text:p>
      <text:p text:style-name="P15"/>
      <text:p text:style-name="P15"><text:s text:c="4"/>delta3 = a3 - y</text:p>
      <text:p text:style-name="P15"/>
      <text:p text:style-name="P15"><text:s text:c="4"/>delta2 = (theta2.T.dot(delta3.T)).T * np.hstack((np.ones((z2.shape[0], 1)), derivative(z2)))</text:p>
      <text:p text:style-name="P15"><text:s text:c="4"/>delta2 = delta2[:, 1:]</text:p>
      <text:p text:style-name="P15"/>
      <text:p text:style-name="P15"><text:s text:c="4"/>theta1Gradient = theta1Gradient + delta2.T.dot(X_new)</text:p>
      <text:p text:style-name="P15"><text:s text:c="4"/>theta2Gradient = theta2Gradient + delta3.T.dot(a2)</text:p>
      <text:p text:style-name="P15"/>
      <text:p text:style-name="P15"><text:s text:c="4"/>theta1Gradient = (1/float(m)) * theta1Gradient</text:p>
      <text:p text:style-name="P15"><text:s text:c="4"/>theta2Gradient = (1/float(m)) * theta2Gradient</text:p>
      <text:p text:style-name="P15"/>
      <text:p text:style-name="P15"><text:s text:c="4"/>theta1Gradient[:, 1:] = theta1Gradient[:, 1:] + (float(lambda_reg)/m)*theta1[:, 1:]</text:p>
      <text:p text:style-name="P15"><text:s text:c="4"/>theta2Gradient[:, 1:] = theta2Gradient[:, 1:] + (float(lambda_reg)/m)*theta2[:, 1:]</text:p>
      <text:p text:style-name="P15"/>
      <text:p text:style-name="P15"><text:s text:c="4"/>gradients = np.concatenate((theta1Gradient, theta2Gradient), axis=None)</text:p>
      <text:p text:style-name="P15"/>
      <text:p text:style-name="P15"><text:s text:c="4"/>return J, gradients</text:p>
      <text:p text:style-name="P15"/>
      <text:p text:style-name="P15">result1 = backprop(params_rn, 400, 25, 10, X_new, y, 0)</text:p>
      <text:p text:style-name="P15"><text:soft-page-break/>print("Cost without regularization = " + str(result1[0]))</text:p>
      <text:p text:style-name="P15">result2 = backprop(params_rn, 400, 25, 10, X_new, y, 1)</text:p>
      <text:p text:style-name="P15">print("Cost with regularization = " + str(result2[0]))</text:p>
      <text:p text:style-name="P15"/>
      <text:p text:style-name="P15">def debugInitializeWeights(fan_in, fan_out):</text:p>
      <text:p text:style-name="P15"><text:s text:c="4"/>"""</text:p>
      <text:p text:style-name="P15"><text:s text:c="4"/>Initializes the weights of a layer with fan_in incoming connections and</text:p>
      <text:p text:style-name="P15"><text:s text:c="4"/>fan_out outgoing connections using a fixed set of values.</text:p>
      <text:p text:style-name="P15"><text:s text:c="4"/>"""</text:p>
      <text:p text:style-name="P15"/>
      <text:p text:style-name="P15"><text:s text:c="4"/># Set W to zero matrix</text:p>
      <text:p text:style-name="P15"><text:s text:c="4"/>W = np.zeros((fan_out, fan_in + 1))</text:p>
      <text:p text:style-name="P15"/>
      <text:p text:style-name="P15"><text:s text:c="4"/># Initialize W using "sin". This ensures that W is always of the same</text:p>
      <text:p text:style-name="P15"><text:s text:c="4"/># values and will be useful in debugging.</text:p>
      <text:p text:style-name="P15"><text:s text:c="4"/>W = np.array([np.sin(w) for w in</text:p>
      <text:p text:style-name="P15"><text:s text:c="18"/>range(np.size(W))]).reshape((np.size(W, 0), np.size(W, 1)))</text:p>
      <text:p text:style-name="P15"/>
      <text:p text:style-name="P15"><text:s text:c="4"/>return W</text:p>
      <text:p text:style-name="P15"/>
      <text:p text:style-name="P15">def computeNumericalGradient(J, theta):</text:p>
      <text:p text:style-name="P15"><text:s text:c="4"/>"""</text:p>
      <text:p text:style-name="P15"><text:s text:c="4"/>Computes the gradient of J around theta using finite differences and</text:p>
      <text:p text:style-name="P15"><text:s text:c="4"/>yields a numerical estimate of the gradient.</text:p>
      <text:p text:style-name="P15"><text:s text:c="4"/>"""</text:p>
      <text:p text:style-name="P15"/>
      <text:p text:style-name="P15"><text:s text:c="4"/>numgrad = np.zeros_like(theta)</text:p>
      <text:p text:style-name="P15"><text:s text:c="4"/>perturb = np.zeros_like(theta)</text:p>
      <text:p text:style-name="P15"><text:s text:c="4"/>tol = 1e-4</text:p>
      <text:p text:style-name="P15"/>
      <text:p text:style-name="P15"><text:s text:c="4"/>for p in range(len(theta)):</text:p>
      <text:p text:style-name="P15"><text:s text:c="8"/># Set perturbation vector</text:p>
      <text:p text:style-name="P15"><text:s text:c="8"/>perturb[p] = tol</text:p>
      <text:p text:style-name="P15"><text:s text:c="8"/>loss1 = J(theta - perturb)</text:p>
      <text:p text:style-name="P15"><text:s text:c="8"/>loss2 = J(theta + perturb)</text:p>
      <text:p text:style-name="P15"/>
      <text:p text:style-name="P15"><text:s text:c="8"/># Compute numerical gradient</text:p>
      <text:p text:style-name="P15"><text:s text:c="8"/>numgrad[p] = (loss2 - loss1) / (2 * tol)</text:p>
      <text:p text:style-name="P15"><text:s text:c="8"/>perturb[p] = 0</text:p>
      <text:p text:style-name="P15"/>
      <text:p text:style-name="P15"><text:s text:c="4"/>return numgrad</text:p>
      <text:p text:style-name="P15"/>
      <text:p text:style-name="P15">def checkNNGradients(costNN, reg_param):</text:p>
      <text:p text:style-name="P15"><text:s text:c="4"/>"""</text:p>
      <text:p text:style-name="P15"><text:s text:c="4"/>Creates a small neural network to check the back propogation gradients.</text:p>
      <text:p text:style-name="P15"><text:s text:c="4"/>Outputs the analytical gradients produced by the back prop code and the</text:p>
      <text:p text:style-name="P15"><text:s text:c="4"/>numerical gradients computed using the computeNumericalGradient function.</text:p>
      <text:p text:style-name="P15"><text:s text:c="4"/>These should result in very similar values.</text:p>
      <text:p text:style-name="P15"><text:s text:c="4"/>"""</text:p>
      <text:p text:style-name="P15"><text:s text:c="4"/># Set up small NN</text:p>
      <text:p text:style-name="P15"><text:s text:c="4"/>input_layer_size = 3</text:p>
      <text:p text:style-name="P15"><text:s text:c="4"/>hidden_layer_size = 5</text:p>
      <text:p text:style-name="P15"><text:s text:c="4"/>num_labels = 3</text:p>
      <text:p text:style-name="P15"><text:s text:c="4"/>m = 5</text:p>
      <text:p text:style-name="P15"/>
      <text:p text:style-name="P15"><text:s text:c="4"/># Generate some random test data</text:p>
      <text:p text:style-name="P15"><text:s text:c="4"/>Theta1 = debugInitializeWeights(hidden_layer_size, input_layer_size)</text:p>
      <text:p text:style-name="P15"><text:s text:c="4"/>Theta2 = debugInitializeWeights(num_labels, hidden_layer_size)</text:p>
      <text:p text:style-name="P15"/>
      <text:p text:style-name="P15"><text:soft-page-break/><text:s text:c="4"/># Reusing debugInitializeWeights to get random X</text:p>
      <text:p text:style-name="P15"><text:s text:c="4"/>X = debugInitializeWeights(input_layer_size - 1, m)</text:p>
      <text:p text:style-name="P15"/>
      <text:p text:style-name="P15"><text:s text:c="4"/># Set each element of y to be in [0,num_labels]</text:p>
      <text:p text:style-name="P15"><text:s text:c="4"/>y = [(i % num_labels) for i in range(m)]</text:p>
      <text:p text:style-name="P15"/>
      <text:p text:style-name="P15"><text:s text:c="4"/># Unroll parameters</text:p>
      <text:p text:style-name="P15"><text:s text:c="4"/>nn_params = np.append(Theta1, Theta2).reshape(-1)</text:p>
      <text:p text:style-name="P15"/>
      <text:p text:style-name="P15"><text:s text:c="4"/># Compute Cost</text:p>
      <text:p text:style-name="P15"><text:s text:c="4"/>cost, grad = costNN(nn_params,</text:p>
      <text:p text:style-name="P15"><text:s text:c="24"/>input_layer_size,</text:p>
      <text:p text:style-name="P15"><text:s text:c="24"/>hidden_layer_size,</text:p>
      <text:p text:style-name="P15"><text:s text:c="24"/>num_labels,</text:p>
      <text:p text:style-name="P15"><text:s text:c="24"/>X, y, reg_param)</text:p>
      <text:p text:style-name="P15"/>
      <text:p text:style-name="P15"><text:s text:c="4"/>def reduced_cost_func(p):</text:p>
      <text:p text:style-name="P15"><text:s text:c="8"/>""" Cheaply decorated nnCostFunction """</text:p>
      <text:p text:style-name="P15"><text:s text:c="8"/>return costNN(p, input_layer_size, hidden_layer_size, num_labels,</text:p>
      <text:p text:style-name="P15"><text:s text:c="22"/>X, y, reg_param)[0]</text:p>
      <text:p text:style-name="P15"/>
      <text:p text:style-name="P15"><text:s text:c="4"/>numgrad = computeNumericalGradient(reduced_cost_func, nn_params)</text:p>
      <text:p text:style-name="P15"/>
      <text:p text:style-name="P15"><text:s text:c="4"/># Check two gradients</text:p>
      <text:p text:style-name="P15"><text:s text:c="4"/>np.testing.assert_almost_equal(grad, numgrad)</text:p>
      <text:p text:style-name="P15"><text:s text:c="4"/>return (grad - numgrad)</text:p>
      <text:p text:style-name="P15"/>
      <text:p text:style-name="P15">gradientChecking1 = checkNNGradients(backpropforGradientChecking, 0)</text:p>
      <text:p text:style-name="P15">print("Gradient check without regularization = " + str(gradientChecking1))</text:p>
      <text:p text:style-name="P15">gradientChecking2 = checkNNGradients(backpropforGradientChecking, 1)</text:p>
      <text:p text:style-name="P15">print("Gradient check with regularization = " + str(gradientChecking2))</text:p>
      <text:p text:style-name="P15"/>
      <text:p text:style-name="P15">def neuralNetwork(X, theta1, theta2):</text:p>
      <text:p text:style-name="P15"><text:s text:c="4"/>a2 = sigmoid(X.dot(theta1.T))</text:p>
      <text:p text:style-name="P15"><text:s text:c="4"/>a2_new = np.ones((a2.shape[0], a2.shape[1]+1))</text:p>
      <text:p text:style-name="P15"><text:s text:c="4"/>a2_new[:, 1:] = a2</text:p>
      <text:p text:style-name="P15"><text:s text:c="4"/>a3 = sigmoid(a2_new.dot(theta2.T))</text:p>
      <text:p text:style-name="P15"><text:s text:c="4"/>predictions = np.zeros(len(a3))</text:p>
      <text:p text:style-name="P15"><text:s text:c="4"/>predictions = predictions.reshape(X.shape[0], 1)</text:p>
      <text:p text:style-name="P15"><text:s text:c="4"/>for i in range(len(a3)):</text:p>
      <text:p text:style-name="P15"><text:s text:c="8"/>idx = np.argmax(a3[i])</text:p>
      <text:p text:style-name="P15"><text:s text:c="8"/>idx = (idx + 1) % 10</text:p>
      <text:p text:style-name="P15"><text:s text:c="8"/>if(idx == 0):</text:p>
      <text:p text:style-name="P15"><text:s text:c="12"/>predictions[i] = 10</text:p>
      <text:p text:style-name="P15"><text:s text:c="8"/>else:</text:p>
      <text:p text:style-name="P15"><text:s text:c="12"/>predictions[i] = idx</text:p>
      <text:p text:style-name="P15"><text:s text:c="4"/>return predictions</text:p>
      <text:p text:style-name="P15"/>
      <text:p text:style-name="P15">thetaTrain1 = initializeWeights(400, 25)</text:p>
      <text:p text:style-name="P15">thetaTrain2 = initializeWeights(25, 10)</text:p>
      <text:p text:style-name="P15">thetasTrain = np.concatenate((thetaTrain1, thetaTrain2), axis=None)</text:p>
      <text:p text:style-name="P15">resultTheta = opt.fmin_tnc(func=backprop, x0=thetasTrain, fprime=None, args=(400, 25, 10, X_new, y, 1), maxfun=70, disp=5)</text:p>
      <text:p text:style-name="P15">resultTheta = resultTheta[0]</text:p>
      <text:p text:style-name="P15">theta1 = np.reshape(resultTheta[:25*401], ((25, 401)))</text:p>
      <text:p text:style-name="P15">theta2 = np.reshape(resultTheta[25*401:], ((10, 26)))</text:p>
      <text:p text:style-name="P15"/>
      <text:p text:style-name="P15">predictions = neuralNetwork(X_new, theta1, theta2)</text:p>
      <text:p text:style-name="P15">number = np.sum(predictions == y)</text:p>
      <text:p text:style-name="P15"><text:soft-page-break/>accuracy = (float(number)/X.shape[0])*100</text:p>
      <text:p text:style-name="P15">print("Accuracy (iterations = 70, lambda = 1) = " + str(accuracy) + "%")</text:p>
      <text:p text:style-name="P15"/>
      <text:p text:style-name="P15">for maxfun in np.arange(40, 100, 20):</text:p>
      <text:p text:style-name="P15"><text:s text:c="4"/>for lambda_reg in np.arange(0.5, 1.7, 0.3):</text:p>
      <text:p text:style-name="P15"><text:tab/> <text:s/>lambda_reg = round(lambda_reg, 1)</text:p>
      <text:p text:style-name="P15"><text:s text:c="8"/>thetaTrain1 = initializeWeights(400, 25)</text:p>
      <text:p text:style-name="P15"><text:s text:c="8"/>thetaTrain2 = initializeWeights(25, 10)</text:p>
      <text:p text:style-name="P15"><text:s text:c="8"/>thetasTrain = np.concatenate((thetaTrain1, thetaTrain2), axis=None)</text:p>
      <text:p text:style-name="P15"><text:s text:c="8"/>resultTheta = opt.fmin_tnc(func=backprop, x0=thetasTrain, fprime=None, args=(400, 25, 10, X_new, y, lambda_reg), maxfun=maxfun, disp=5)</text:p>
      <text:p text:style-name="P15"><text:s text:c="8"/>resultTheta = resultTheta[0]</text:p>
      <text:p text:style-name="P15"><text:s text:c="8"/>theta1 = np.reshape(resultTheta[:25*401], ((25, 401)))</text:p>
      <text:p text:style-name="P15"><text:s text:c="8"/>theta2 = np.reshape(resultTheta[25*401:], ((10, 26)))</text:p>
      <text:p text:style-name="P15"/>
      <text:p text:style-name="P15"><text:s text:c="8"/>predictions = neuralNetwork(X_new, theta1, theta2)</text:p>
      <text:p text:style-name="P15"><text:s text:c="8"/>number = np.sum(predictions == y)</text:p>
      <text:p text:style-name="P15"><text:s text:c="8"/>accuracy = (float(number)/X.shape[0])*100</text:p>
      <text:p text:style-name="P10"><text:s text:c="8"/>print("Accuracy (iterations = " + str(maxfun) + ", lambda = " + str(lambda_reg) + ") = " + str(accuracy) + "%")</text:p>
      <text:p text:style-name="P7"/>
      <text:p text:style-name="P7"/>
      <text:p text:style-name="P6">Resultados</text:p>
      <text:p text:style-name="P11"/>
      <text:p text:style-name="P12">Cost without regularization = 0.2876291651613189</text:p>
      <text:p text:style-name="P12">Cost with regularization = 0.38376985909092365</text:p>
      <text:p text:style-name="P12">Gradient check without regularization = [ 5.27761168e-11 -3.29852682e-13 <text:s/>7.89324855e-12 <text:s/>9.17629861e-12</text:p>
      <text:p text:style-name="P12"><text:s/>-6.08260803e-11 <text:s/>2.08457210e-12 -1.07556533e-11 -4.82478224e-11</text:p>
      <text:p text:style-name="P12"><text:s/>-9.29990251e-11 <text:s/>9.26888774e-12 -4.20321417e-11 -1.26826272e-10</text:p>
      <text:p text:style-name="P12"><text:s/>-2.17855178e-11 <text:s/>2.76548229e-12 -1.04682443e-11 -2.49761531e-11</text:p>
      <text:p text:style-name="P12"><text:s text:c="2"/>2.15736456e-11 -4.96176017e-13 <text:s/>9.77740458e-12 <text:s/>2.73879461e-11</text:p>
      <text:p text:style-name="P12"><text:s text:c="2"/>6.03760375e-11 <text:s/>1.32927558e-11 <text:s/>6.81166235e-12 <text:s/>3.04718750e-12</text:p>
      <text:p text:style-name="P12"><text:s text:c="2"/>1.67883762e-11 <text:s/>1.66236747e-11 <text:s/>6.93309576e-11 <text:s/>1.56080704e-11</text:p>
      <text:p text:style-name="P12"><text:s text:c="2"/>4.89146224e-12 <text:s/>1.15286947e-11 <text:s/>1.93192129e-11 <text:s/>1.79336823e-11</text:p>
      <text:p text:style-name="P12"><text:s text:c="2"/>7.55120411e-11 <text:s/>1.60134961e-11 <text:s/>8.61835603e-12 <text:s/>1.78092541e-11</text:p>
      <text:p text:style-name="P12"><text:s text:c="2"/>1.66117953e-11 <text:s/>2.04546380e-11]</text:p>
      <text:p text:style-name="P12">Gradient check with regularization = [ 5.27761168e-11 -1.48769885e-12 <text:s/>8.82988127e-12 <text:s/>9.75092229e-12</text:p>
      <text:p text:style-name="P12"><text:s/>-6.08260803e-11 <text:s/>2.10972906e-12 -1.16537890e-11 -4.70333217e-11</text:p>
      <text:p text:style-name="P12"><text:s/>-9.29990251e-11 <text:s/>7.81531784e-12 -4.12793688e-11 -1.26643918e-10</text:p>
      <text:p text:style-name="P12"><text:s/>-2.17855178e-11 <text:s/>2.13601359e-12 -9.22964483e-12 -2.43030873e-11</text:p>
      <text:p text:style-name="P12"><text:s text:c="2"/>2.15736456e-11 <text:s/>2.27595720e-13 <text:s/>9.77740458e-12 <text:s/>2.84505475e-11</text:p>
      <text:p text:style-name="P12"><text:s text:c="2"/>6.03760375e-11 <text:s/>1.38673795e-11 <text:s/>6.28552765e-12 <text:s/>3.07233405e-12</text:p>
      <text:p text:style-name="P12"><text:s text:c="2"/>1.58902475e-11 <text:s/>1.56177293e-11 <text:s/>6.93309576e-11 <text:s/>1.41545109e-11</text:p>
      <text:p text:style-name="P12"><text:s text:c="2"/>3.42378903e-12 <text:s/>1.17110488e-11 <text:s/>1.87037608e-11 <text:s/>1.95246597e-11</text:p>
      <text:p text:style-name="P12"><text:s text:c="2"/>7.55120411e-11 <text:s/>1.66865410e-11 <text:s/>8.55093774e-12 <text:s/>1.85330362e-11</text:p>
      <text:p text:style-name="P12"><text:s text:c="2"/>1.56829827e-11 <text:s/>2.22044327e-11]</text:p>
      <text:p text:style-name="P12"/>
      <text:p text:style-name="P13">Accuracy (iterations = 70, lambda = 1) = 9<text:span text:style-name="T2">4</text:span>.<text:span text:style-name="T2">26</text:span>%</text:p>
      <text:p text:style-name="P13"/>
      <text:p text:style-name="P13">Accuracy (iterations = 40, lambda = 0.5) = 83.82%</text:p>
      <text:p text:style-name="P13">Accuracy (iterations = 40, lambda = 0.8) = 84.98%</text:p>
      <text:p text:style-name="P13">Accuracy (iterations = 40, lambda = 1.1) = 80.78%</text:p>
      <text:p text:style-name="P14">Accuracy (iterations = 40, lambda = 1.4) = 84.42%</text:p>
      <text:p text:style-name="P14">Accuracy (iterations = 60, lambda = 0.5) = 91.3%</text:p>
      <text:p text:style-name="P14">Accuracy (iterations = 60, lambda = 0.8) = 86.22%</text:p>
      <text:p text:style-name="P14">Accuracy (iterations = 60, lambda = 1.1) = 91.52%</text:p>
      <text:p text:style-name="P14">Accuracy (iterations = 60, lambda = 1.4) = 92.5%</text:p>
      <text:p text:style-name="P14"><text:soft-page-break/>Accuracy (iterations = 80, lambda = 0.5) = 94.52%</text:p>
      <text:p text:style-name="P14">Accuracy (iterations = 80, lambda = 0.8) = 94.42%</text:p>
      <text:p text:style-name="P14">Accuracy (iterations = 80, lambda = 1.1) = 95.34%</text:p>
      <text:p text:style-name="P14">Accuracy (iterations = 80, lambda = 1.4) = 94.98%</text:p>
      <text:p text:style-name="P5"/>
      <text:p text:style-name="P3"><text:span text:style-name="T1">C</text:span>omentarios</text:p>
      <text:p text:style-name="P3"/>
      <text:p text:style-name="P4">Cuando <text:span text:style-name="T3">el número de iteraciones </text:span>se aumenta, el valor de accuracy es mejor. <text:span text:style-name="T3">Cuando lambda se aumenta,</text:span> el valor de accuracy es <text:span text:style-name="T3">mejor pero normalmente para valores de lambda demasiado grandes es peor. Normalmente para valores de lambda demasiado pequeños se ocurre overfitting y para valores demasiado grandes – underfitting. Esto no es bien visible en este ejemplo de entrenami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1:02.652092999</meta:creation-date>
    <dc:date>2018-11-24T11:48:54.338292446</dc:date>
    <meta:editing-duration>PT1H16M5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7" meta:paragraph-count="272" meta:word-count="1365" meta:character-count="12552" meta:non-whitespace-character-count="10324"/>
  </office:meta>
</office:document-meta>
</file>